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6.65pt"/>
    </style:style>
    <style:style style:name="co2" style:family="table-column">
      <style:table-column-properties fo:break-before="auto" style:column-width="694.01pt"/>
    </style:style>
    <style:style style:name="co3" style:family="table-column">
      <style:table-column-properties fo:break-before="auto" style:column-width="540.3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15.69pt"/>
    </style:style>
    <style:style style:name="co6" style:family="table-column">
      <style:table-column-properties fo:break-before="auto" style:column-width="85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b2b2b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cc0000"/>
      <style:text-properties style:use-window-font-color="true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date" office:date-value="2018-05-24" calcext:value-type="date">
            <text:p>05/24/18</text:p>
          </table:table-cell>
          <table:table-cell table:style-name="ce5" office:value-type="date" office:date-value="2018-10-25" calcext:value-type="date">
            <text:p>10/25/18</text:p>
          </table:table-cell>
          <table:table-cell table:style-name="ce5" office:value-type="date" office:date-value="2018-11-08" calcext:value-type="date">
            <text:p>11/08/18</text:p>
          </table:table-cell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org.sat4j.core.ASolverFactory.solverNames() </text:p>
          </table:table-cell>
        </table:table-row>
        <table:table-row table:style-name="ro1">
          <table:table-cell table:number-columns-repeated="3" office:value-type="string" calcext:value-type="string">
            <text:p>org.sat4j.core.ConstrGroup.getConstr(int) </text:p>
          </table:table-cell>
        </table:table-row>
        <table:table-row table:style-name="ro1">
          <table:table-cell table:number-columns-repeated="3" office:value-type="string" calcext:value-type="string">
            <text:p>org.sat4j.core.Vec.isEmpty() </text:p>
          </table:table-cell>
        </table:table-row>
        <table:table-row table:style-name="ro1">
          <table:table-cell table:number-columns-repeated="3" office:value-type="string" calcext:value-type="string">
            <text:p>org.sat4j.core.VecInt.shrink(int) </text:p>
          </table:table-cell>
        </table:table-row>
        <table:table-row table:style-name="ro1">
          <table:table-cell table:number-columns-repeated="3" office:value-type="string" calcext:value-type="string">
            <text:p>org.sat4j.core.VecInt.sortUnique() </text:p>
          </table:table-cell>
        </table:table-row>
        <table:table-row table:style-name="ro1">
          <table:table-cell table:number-columns-repeated="3" office:value-type="string" calcext:value-type="string">
            <text:p>org.sat4j.core.VecInt.unsafeGet(int) </text:p>
          </table:table-cell>
        </table:table-row>
        <table:table-row table:style-name="ro1">
          <table:table-cell office:value-type="string" calcext:value-type="string">
            <text:p>org.sat4j.minisat.constraints.cnf.BinaryClause.equals(java.lang.Object) </text:p>
          </table:table-cell>
          <table:table-cell table:style-name="ce6" office:value-type="string" calcext:value-type="string">
            <text:p>org.sat4j.minisat.constraints.card.MaxWatchCard.normalize()</text:p>
          </table:table-cell>
          <table:table-cell office:value-type="string" calcext:value-type="string">
            <text:p>org.sat4j.minisat.constraints.card.MaxWatchCard.normalize() </text:p>
          </table:table-cell>
        </table:table-row>
        <table:table-row table:style-name="ro1">
          <table:table-cell office:value-type="string" calcext:value-type="string">
            <text:p>org.sat4j.minisat.constraints.cnf.BinaryClause.isSatisfied() </text:p>
          </table:table-cell>
          <table:table-cell table:style-name="ce6" office:value-type="string" calcext:value-type="string">
            <text:p>org.sat4j.minisat.constraints.card.MaxWatchCard.remove(org.sat4j.specs.UnitPropagationListener) </text:p>
          </table:table-cell>
          <table:table-cell office:value-type="string" calcext:value-type="string">
            <text:p>org.sat4j.minisat.constraints.card.Max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HTClause.propagate(org.sat4j.specs.UnitPropagationListener,int) </text:p>
          </table:table-cell>
          <table:table-cell table:style-name="ce6" office:value-type="string" calcext:value-type="string">
            <text:p>org.sat4j.minisat.constraints.card.MinWatchCard.computePropagation(org.sat4j.specs.UnitPropagationListener) </text:p>
          </table:table-cell>
          <table:table-cell office:value-type="string" calcext:value-type="string">
            <text:p>org.sat4j.minisat.constraints.card.MinWatchCard.computePropagation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LearntBinaryClause.incActivity(double) </text:p>
          </table:table-cell>
          <table:table-cell table:style-name="ce6" office:value-type="string" calcext:value-type="string">
            <text:p>org.sat4j.minisat.constraints.card.MinWatchCard.linearisation(org.sat4j.minisat.core.ILits, org.sat4j.specs.IVecInt) </text:p>
          </table:table-cell>
          <table:table-cell office:value-type="string" calcext:value-type="string">
            <text:p>org.sat4j.minisat.constraints.card.MinWatchCard.linearisation(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nstraints.cnf.LearntWLClause.incActivity(double) </text:p>
          </table:table-cell>
          <table:table-cell table:style-name="ce6" office:value-type="string" calcext:value-type="string">
            <text:p>org.sat4j.minisat.constraints.card.MinWatchCard.normalize() </text:p>
          </table:table-cell>
          <table:table-cell office:value-type="string" calcext:value-type="string">
            <text:p>org.sat4j.minisat.constraints.card.MinWatchCard.normalize() </text:p>
          </table:table-cell>
        </table:table-row>
        <table:table-row table:style-name="ro1">
          <table:table-cell office:value-type="string" calcext:value-type="string">
            <text:p>org.sat4j.minisat.constraints.cnf.Lits.valueToString(int) </text:p>
          </table:table-cell>
          <table:table-cell table:style-name="ce6" office:value-type="string" calcext:value-type="string">
            <text:p>org.sat4j.minisat.constraints.card.MinWatchCard.remove(org.sat4j.specs.UnitPropagationListener) </text:p>
          </table:table-cell>
          <table:table-cell office:value-type="string" calcext:value-type="string">
            <text:p>org.sat4j.minisat.constraints.card.Min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OriginalHTClause.brandNewClause(org.sat4j.specs.UnitPropagationListener,org.sat4j.minisat.core.ILits,org.sat4j.specs.IVecInt) </text:p>
          </table:table-cell>
          <table:table-cell table:number-columns-repeated="2" office:value-type="string" calcext:value-type="string">
            <text:p>org.sat4j.minisat.constraints.cnf.BinaryClause.equals(java.lang.Object) </text:p>
          </table:table-cell>
        </table:table-row>
        <table:table-row table:style-name="ro1">
          <table:table-cell office:value-type="string" calcext:value-type="string">
            <text:p>org.sat4j.minisat.constraints.cnf.OriginalHTClause.propagate(org.sat4j.specs.UnitPropagationListener,int) </text:p>
          </table:table-cell>
          <table:table-cell office:value-type="string" calcext:value-type="string">
            <text:p>org.sat4j.minisat.constraints.cnf.BinaryClause.isSatisfied()</text:p>
          </table:table-cell>
          <table:table-cell office:value-type="string" calcext:value-type="string">
            <text:p>org.sat4j.minisat.constraints.cnf.BinaryClause.isSatisfied() </text:p>
          </table:table-cell>
        </table:table-row>
        <table:table-row table:style-name="ro1">
          <table:table-cell office:value-type="string" calcext:value-type="string">
            <text:p>org.sat4j.minisat.constraints.cnf.OriginalHTClause.register() </text:p>
          </table:table-cell>
          <table:table-cell table:style-name="ce6" office:value-type="string" calcext:value-type="string">
            <text:p>org.sat4j.minisat.constraints.cnf.BinaryClauses.addBinaryClause(in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cnf.UnitClause.get(int) </text:p>
          </table:table-cell>
          <table:table-cell table:style-name="ce6" office:value-type="string" calcext:value-type="string">
            <text:p>org.sat4j.minisat.constraints.cnf.BinaryClauses.propagate(org.sat4j.specs.UnitPropagationListener, int) </text:p>
          </table:table-cell>
          <table:table-cell office:value-type="string" calcext:value-type="string">
            <text:p>org.sat4j.minisat.constraints.cnf.LearntBinaryClause.incActivity(double) </text:p>
          </table:table-cell>
        </table:table-row>
        <table:table-row table:style-name="ro1">
          <table:table-cell office:value-type="string" calcext:value-type="string">
            <text:p>org.sat4j.minisat.constraints.cnf.UnitClause.remove(org.sat4j.specs.UnitPropagationListener) </text:p>
          </table:table-cell>
          <table:table-cell table:style-name="ce6" office:value-type="string" calcext:value-type="string">
            <text:p>org.sat4j.minisat.constraints.cnf.BinaryClauses.toConstraint() </text:p>
          </table:table-cell>
          <table:table-cell office:value-type="string" calcext:value-type="string">
            <text:p>org.sat4j.minisat.constraints.cnf.LearntWLClause.incActivity(double) </text:p>
          </table:table-cell>
        </table:table-row>
        <table:table-row table:style-name="ro1"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  <table:table-cell office:value-type="string" calcext:value-type="string">
            <text:p>org.sat4j.minisat.constraints.cnf.Lits.valueToString(int) </text:p>
          </table:table-cell>
        </table:table-row>
        <table:table-row table:style-name="ro1">
          <table:table-cell office:value-type="string" calcext:value-type="string">
            <text:p>org.sat4j.minisat.constraints.cnf.WLClause.locked() </text:p>
          </table:table-cell>
          <table:table-cell office:value-type="string" calcext:value-type="string">
            <text:p>org.sat4j.minisat.constraints.cnf.LearntBinaryClause.incActivity(double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cnf.LearntWLClause.incActivity(double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ardinalityConstraint(org.sat4j.specs.IVecInt,int) </text:p>
          </table:table-cell>
          <table:table-cell office:value-type="string" calcext:value-type="string">
            <text:p>org.sat4j.minisat.constraints.cnf.Lits.valueToString(int) </text:p>
          </table:table-cell>
          <table:table-cell office:value-type="string" calcext:value-type="string">
            <text:p>org.sat4j.minisat.constraints.cnf.OriginalHTClause.register(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lause(org.sat4j.specs.IVecInt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  <table:table-cell office:value-type="string" calcext:value-type="string">
            <text:p>org.sat4j.minisat.constraints.cnf.UnitClause.get(int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ardinalityConstraint(org.sat4j.specs.IVecInt,int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  <table:table-cell office:value-type="string" calcext:value-type="string">
            <text:p>org.sat4j.minisat.constraints.cnf.UnitClause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nstraints.cnf.OriginalHTClause.register() </text:p>
          </table:table-cell>
          <table:table-cell office:value-type="string" calcext:value-type="string">
            <text:p>org.sat4j.minisat.constraints.cnf.WLClause.equals(java.lang.Object) </text:p>
          </table:table-cell>
        </table:table-row>
        <table:table-row table:style-name="ro1">
          <table:table-cell office:value-type="string" calcext:value-type="string">
            <text:p>org.sat4j.minisat.core.ActivityComparator.compare(org.sat4j.specs.Constr,org.sat4j.specs.Constr) </text:p>
          </table:table-cell>
          <table:table-cell office:value-type="string" calcext:value-type="string">
            <text:p>org.sat4j.minisat.constraints.cnf.UnitClause.get(int) </text:p>
          </table:table-cell>
          <table:table-cell office:value-type="string" calcext:value-type="string">
            <text:p>org.sat4j.minisat.constraints.cnf.WLClause.locked() </text:p>
          </table:table-cell>
        </table:table-row>
        <table:table-row table:style-name="ro1">
          <table:table-cell office:value-type="string" calcext:value-type="string">
            <text:p>org.sat4j.minisat.core.ConflictTimerAdapter.reset() </text:p>
          </table:table-cell>
          <table:table-cell office:value-type="string" calcext:value-type="string">
            <text:p>org.sat4j.minisat.constraints.cnf.UnitClause.remove(org.sat4j.specs.UnitPropagationListener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re.Counter.dec() </text:p>
          </table:table-cell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MixedDataStructureDanielHT.createCardinalityConstraint(org.sat4j.specs.IVecInt, int) org.sat4j.minisat.constraints.MixedDataStructureDanielHT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Counter.inc() </text:p>
          </table:table-cell>
          <table:table-cell office:value-type="string" calcext:value-type="string">
            <text:p>org.sat4j.minisat.constraints.cnf.WLClause.locked(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Glucose2LCDS.onPropagation(org.sat4j.specs.Constr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nstraints.MixedDataStructureDanielHT.createCardinalityConstraint(org.sat4j.specs.IVecInt, int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</table:table-row>
        <table:table-row table:style-name="ro1">
          <table:table-cell office:value-type="string" calcext:value-type="string">
            <text:p>org.sat4j.minisat.core.GlucoseLCDS.onClauseLearning(org.sat4j.specs.Constr) </text:p>
          </table:table-cell>
          <table:table-cell table:style-name="ce7" office:value-type="string" calcext:value-type="string">
            <text:p>org.sat4j.minisat.constraints.MixedDataStructureDanielHT.createClause(org.sat4j.specs.IVecInt) </text:p>
          </table:table-cell>
          <table:table-cell office:value-type="string" calcext:value-type="string">
            <text:p>org.sat4j.minisat.core.ConflictTimerAdapter.reset() </text:p>
          </table:table-cell>
        </table:table-row>
        <table:table-row table:style-name="ro1">
          <table:table-cell office:value-type="string" calcext:value-type="string">
            <text:p>org.sat4j.minisat.core.GlucoseLCDS.reduce(org.sat4j.specs.IVec) </text:p>
          </table:table-cell>
          <table:table-cell table:style-name="ce8" office:value-type="string" calcext:value-type="string">
            <text:p>org.sat4j.minisat.constraints.MixedDataStructureDanielWLConciseBinary.createCardinalityConstraint(org.sat4j.specs.IVecInt, int) </text:p>
          </table:table-cell>
          <table:table-cell office:value-type="string" calcext:value-type="string">
            <text:p>org.sat4j.minisat.core.Counter.dec() </text:p>
          </table:table-cell>
        </table:table-row>
        <table:table-row table:style-name="ro1">
          <table:table-cell office:value-type="string" calcext:value-type="string">
            <text:p>org.sat4j.minisat.core.Heap.parent(int) </text:p>
          </table:table-cell>
          <table:table-cell table:style-name="ce8" office:value-type="string" calcext:value-type="string">
            <text:p>org.sat4j.minisat.constraints.MixedDataStructureDanielWLConciseBinary.createClause(org.sat4j.specs.IVecInt) </text:p>
          </table:table-cell>
          <table:table-cell office:value-type="string" calcext:value-type="string">
            <text:p>org.sat4j.minisat.core.Counter.inc() </text:p>
          </table:table-cell>
        </table:table-row>
        <table:table-row table:style-name="ro1">
          <table:table-cell office:value-type="string" calcext:value-type="string">
            <text:p>org.sat4j.minisat.core.LBDConflictTimer.reset() </text:p>
          </table:table-cell>
          <table:table-cell table:style-name="ce8" office:value-type="string" calcext:value-type="string">
            <text:p>org.sat4j.minisat.constraints.MixedDataStructureDanielWLConciseBinary.createConciseBinaryClause(org.sat4j.specs.IVecInt) </text:p>
          </table:table-cell>
          <table:table-cell office:value-type="string" calcext:value-type="string">
            <text:p>org.sat4j.minisat.core.Glucose2LCDS.onPropagation(org.sat4j.specs.Constr) </text:p>
          </table:table-cell>
        </table:table-row>
        <table:table-row table:style-name="ro1">
          <table:table-cell office:value-type="string" calcext:value-type="string">
            <text:p>org.sat4j.minisat.core.LBDConflictTimer.run(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  <table:table-cell office:value-type="string" calcext:value-type="string">
            <text:p>org.sat4j.minisat.core.GlucoseLCDS.computeLBD(org.sat4j.specs.Constr) </text:p>
          </table:table-cell>
        </table:table-row>
        <table:table-row table:style-name="ro1"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re.GlucoseLCDS.onClauseLearning(org.sat4j.specs.Constr) </text:p>
          </table:table-cell>
        </table:table-row>
        <table:table-row table:style-name="ro1">
          <table:table-cell office:value-type="string" calcext:value-type="string">
            <text:p>org.sat4j.minisat.core.Solver.claDecayActivity(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  <table:table-cell office:value-type="string" calcext:value-type="string">
            <text:p>org.sat4j.minisat.core.GlucoseLCDS.reduce(org.sat4j.specs.IVec) </text:p>
          </table:table-cell>
        </table:table-row>
        <table:table-row table:style-name="ro1"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ConflictTimerAdapter.reset() </text:p>
          </table:table-cell>
          <table:table-cell office:value-type="string" calcext:value-type="string">
            <text:p>org.sat4j.minisat.core.Heap.increase(int) </text:p>
          </table:table-cell>
        </table:table-row>
        <table:table-row table:style-name="ro1"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Counter.dec() </text:p>
          </table:table-cell>
          <table:table-cell office:value-type="string" calcext:value-type="string">
            <text:p>org.sat4j.minisat.core.Heap.ok(int) </text:p>
          </table:table-cell>
        </table:table-row>
        <table:table-row table:style-name="ro1">
          <table:table-cell table:style-name="ce3" office:value-type="string" calcext:value-type="string">
            <text:p>org.sat4j.minisat.core.Solver.learn(org.sat4j.specs.Constr) </text:p>
          </table:table-cell>
          <table:table-cell office:value-type="string" calcext:value-type="string">
            <text:p>org.sat4j.minisat.core.Counter.inc() </text:p>
          </table:table-cell>
          <table:table-cell office:value-type="string" calcext:value-type="string">
            <text:p>org.sat4j.minisat.core.Heap.parent(int) </text:p>
          </table:table-cell>
        </table:table-row>
        <table:table-row table:style-name="ro1">
          <table:table-cell office:value-type="string" calcext:value-type="string">
            <text:p>org.sat4j.minisat.core.Solver.printLearntClausesInfos(java.io.PrintWriter,java.lang.String) </text:p>
          </table:table-cell>
          <table:table-cell office:value-type="string" calcext:value-type="string">
            <text:p>org.sat4j.minisat.core.Glucose2LCDS.onPropagation(org.sat4j.specs.Constr) </text:p>
          </table:table-cell>
          <table:table-cell office:value-type="string" calcext:value-type="string">
            <text:p>org.sat4j.minisat.core.LBDConflictTimer.reset() </text:p>
          </table:table-cell>
        </table:table-row>
        <table:table-row table:style-name="ro1">
          <table:table-cell office:value-type="string" calcext:value-type="string">
            <text:p>org.sat4j.minisat.core.Solver.printStat(java.io.PrintWriter,java.lang.String) </text:p>
          </table:table-cell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re.LBDConflictTimer.run()</text:p>
          </table:table-cell>
        </table:table-row>
        <table:table-row table:style-name="ro1"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GlucoseLCDS.onClauseLearning(org.sat4j.specs.Constr) </text:p>
          </table:table-cell>
          <table:table-cell office:value-type="string" calcext:value-type="string">
            <text:p>org.sat4j.minisat.core.Solver.analyzeRemovable(int) </text:p>
          </table:table-cell>
        </table:table-row>
        <table:table-row table:style-name="ro1"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core.GlucoseLCDS.reduce(org.sat4j.specs.IVec) </text:p>
          </table:table-cell>
          <table:table-cell office:value-type="string" calcext:value-type="string">
            <text:p>org.sat4j.minisat.core.Solver.claDecayActivity() </text:p>
          </table:table-cell>
        </table:table-row>
        <table:table-row table:style-name="ro1"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  <table:table-cell table:style-name="ce6" office:value-type="string" calcext:value-type="string">
            <text:p>org.sat4j.minisat.core.Heap.increase(int) </text:p>
          </table:table-cell>
          <table:table-cell office:value-type="string" calcext:value-type="string">
            <text:p>org.sat4j.minisat.core.Solver.decayActivities() </text:p>
          </table:table-cell>
        </table:table-row>
        <table:table-row table:style-name="ro1">
          <table:table-cell office:value-type="string" calcext:value-type="string">
            <text:p>org.sat4j.minisat.core.Solver.sortOnActivity() </text:p>
          </table:table-cell>
          <table:table-cell table:style-name="ce6" office:value-type="string" calcext:value-type="string">
            <text:p>org.sat4j.minisat.core.Heap.ok(int) </text:p>
          </table:table-cell>
          <table:table-cell office:value-type="string" calcext:value-type="string">
            <text:p>org.sat4j.minisat.core.Solver.expensiveSimplification(org.sat4j.specs.IVecInt) </text:p>
          </table:table-cell>
        </table:table-row>
        <table:table-row table:style-name="ro1"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core.Heap.parent(int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</table:table-row>
        <table:table-row table:style-name="ro1">
          <table:table-cell office:value-type="string" calcext:value-type="string">
            <text:p>org.sat4j.minisat.core.SolverStats.printStat(java.io.PrintWriter,java.lang.String) </text:p>
          </table:table-cell>
          <table:table-cell office:value-type="string" calcext:value-type="string">
            <text:p>org.sat4j.minisat.core.LBDConflictTimer.reset() </text:p>
          </table:table-cell>
          <table:table-cell office:value-type="string" calcext:value-type="string">
            <text:p>org.sat4j.minisat.core.Solver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core.LBDConflictTimer.run() </text:p>
          </table:table-cell>
          <table:table-cell office:value-type="string" calcext:value-type="string">
            <text:p>org.sat4j.minisat.core.Solver.printStat(java.io.PrintWriter) </text:p>
          </table:table-cell>
        </table:table-row>
        <table:table-row table:style-name="ro1"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re.Solver.reduceDB() </text:p>
          </table:table-cell>
        </table:table-row>
        <table:table-row table:style-name="ro1"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core.Solver.claDecayActivity()</text:p>
          </table:table-cell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</table:table-row>
        <table:table-row table:style-name="ro1"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Solver.sortOnActivity() </text:p>
          </table:table-cell>
        </table:table-row>
        <table:table-row table:style-name="ro1"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Solver$3.simplify(org.sat4j.specs.IVecInt) </text:p>
          </table:table-cell>
        </table:table-row>
        <table:table-row table:style-name="ro1">
          <table:table-cell table:style-name="ce4" office:value-type="string" calcext:value-type="string">
            <text:p>org.sat4j.minisat.learning.MiniSATLearning.learns(org.sat4j.specs.Constr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  <table:table-cell office:value-type="string" calcext:value-type="string">
            <text:p>org.sat4j.minisat.core.SolverStats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core.Solver.printStat(java.io.PrintWriter, java.lang.String) </text:p>
          </table:table-cell>
          <table:table-cell office:value-type="string" calcext:value-type="string">
            <text:p>org.sat4j.minisat.core.SolverStats.reset() </text:p>
          </table:table-cell>
        </table:table-row>
        <table:table-row table:style-name="ro1"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</table:table-row>
        <table:table-row table:style-name="ro1"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learning.AbstractLearning.claBumpActivity(org.sat4j.specs.Constr) </text:p>
          </table:table-cell>
        </table:table-row>
        <table:table-row table:style-name="ro1"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core.Solver.setLearnedConstraintsDeletionStrategy(org.sat4j.minisat.core.LearnedConstraintsDeletionStrategy)</text:p>
          </table:table-cell>
          <table:table-cell office:value-type="string" calcext:value-type="string">
            <text:p>org.sat4j.minisat.learning.LimitedLearning.init() </text:p>
          </table:table-cell>
        </table:table-row>
        <table:table-row table:style-name="ro1"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core.Solver.sortOnActivity(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</table:table-row>
        <table:table-row table:style-name="ro1"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learning.PercentLengthLearning.init() </text:p>
          </table:table-cell>
        </table:table-row>
        <table:table-row table:style-name="ro1">
          <table:table-cell office:value-type="string" calcext:value-type="string">
            <text:p>org.sat4j.minisat.orders.VarOrderHeap.printStat(java.io.PrintWriter,java.lang.String) </text:p>
          </table:table-cell>
          <table:table-cell office:value-type="string" calcext:value-type="string">
            <text:p>org.sat4j.minisat.core.SolverStats.printStat(java.io.PrintWriter, java.lang.String) </text:p>
          </table:table-cell>
          <table:table-cell office:value-type="string" calcext:value-type="string">
            <text:p>org.sat4j.minisat.orders.PhaseCachingAutoEraseStrategy.assignLiteral(int) </text:p>
          </table:table-cell>
        </table:table-row>
        <table:table-row table:style-name="ro1"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orders.PhaseInLastLearnedClauseSelectionStrategy.updateVar(int) </text:p>
          </table:table-cell>
        </table:table-row>
        <table:table-row table:style-name="ro1"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</table:table-row>
        <table:table-row table:style-name="ro1"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orders.RSATPhaseSelectionStrategy.assignLiteral(int) </text:p>
          </table:table-cell>
        </table:table-row>
        <table:table-row table:style-name="ro1"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orders.SubsetVarOrder.undo(int) </text:p>
          </table:table-cell>
        </table:table-row>
        <table:table-row table:style-name="ro1"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restarts.Glucose21Restarts.newLearnedClause(org.sat4j.specs.Constr,int) </text:p>
          </table:table-cell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orders.VarOrderHeap.updateActivity(int) </text:p>
          </table:table-cell>
        </table:table-row>
        <table:table-row table:style-name="ro1"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orders.VarOrderHeap.updateVar(int) </text:p>
          </table:table-cell>
        </table:table-row>
        <table:table-row table:style-name="ro1"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orders.VarOrderHeap.varDecayActivity() </text:p>
          </table:table-cell>
        </table:table-row>
        <table:table-row table:style-name="ro1">
          <table:table-cell office:value-type="string" calcext:value-type="string">
            <text:p>org.sat4j.minisat.restarts.LubyRestarts.init(org.sat4j.minisat.core.SearchParams,org.sat4j.minisat.core.SolverStats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orders.VarOrderHeap.varRescaleActivity() </text:p>
          </table:table-cell>
        </table:table-row>
        <table:table-row table:style-name="ro1"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restarts.ArminRestarts.shouldRestart() </text:p>
          </table:table-cell>
        </table:table-row>
        <table:table-row table:style-name="ro1"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</table:table-row>
        <table:table-row table:style-name="ro1"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  <table:table-cell office:value-type="string" calcext:value-type="string">
            <text:p>org.sat4j.minisat.restarts.Glucose21Restarts.reset() </text:p>
          </table:table-cell>
        </table:table-row>
        <table:table-row table:style-name="ro1"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restarts.Glucose21Restarts.shouldRestart() </text:p>
          </table:table-cell>
        </table:table-row>
        <table:table-row table:style-name="ro1"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</table:table-row>
        <table:table-row table:style-name="ro1"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restarts.LubyRestarts.newConflict() </text:p>
          </table:table-cell>
        </table:table-row>
        <table:table-row table:style-name="ro1"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restarts.LubyRestarts.onBackjumpToRootLevel() </text:p>
          </table:table-cell>
        </table:table-row>
        <table:table-row table:style-name="ro1"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restarts.LubyRestarts.onRestart() </text:p>
          </table:table-cell>
        </table:table-row>
        <table:table-row table:style-name="ro1"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  <table:table-cell office:value-type="string" calcext:value-type="string">
            <text:p>org.sat4j.minisat.restarts.LubyRestarts.shouldRestart() </text:p>
          </table:table-cell>
        </table:table-row>
        <table:table-row table:style-name="ro1"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restarts.MiniSATRestarts.newConflict() </text:p>
          </table:table-cell>
        </table:table-row>
        <table:table-row table:style-name="ro1">
          <table:table-cell table:style-name="ce3" office:value-type="string" calcext:value-type="string">
            <text:p>org.sat4j.reader.DimacsReader.flushConstraint() </text:p>
          </table:table-cell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restarts.MiniSATRestarts.onBackjumpToRootLevel() </text:p>
          </table:table-cell>
        </table:table-row>
        <table:table-row table:style-name="ro1">
          <table:table-cell table:style-name="ce3" office:value-type="string" calcext:value-type="string">
            <text:p>org.sat4j.reader.DimacsReader.readConstrs(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  <table:table-cell office:value-type="string" calcext:value-type="string">
            <text:p>org.sat4j.minisat.restarts.MiniSATRestarts.shouldRestart() </text:p>
          </table:table-cell>
        </table:table-row>
        <table:table-row table:style-name="ro1">
          <table:table-cell table:style-name="ce3" office:value-type="string" calcext:value-type="string">
            <text:p>org.sat4j.reader.LecteurDimacs.ajouterClauses(char) </text:p>
          </table:table-cell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opt.AbstractSelectorVariablesDecorator.model(int) </text:p>
          </table:table-cell>
        </table:table-row>
        <table:table-row table:style-name="ro1"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opt.MaxSatDecorator.reset() </text:p>
          </table:table-cell>
        </table:table-row>
        <table:table-row table:style-name="ro1"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opt.MaxSatDecorator.setExpectedNumberOfClauses(int) </text:p>
          </table:table-cell>
        </table:table-row>
        <table:table-row table:style-name="ro1"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reader.LecteurDimacs.checkFormat() </text:p>
          </table:table-cell>
        </table:table-row>
        <table:table-row table:style-name="ro1"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reader.LecteurDimacs.nextChiffre() </text:p>
          </table:table-cell>
        </table:table-row>
        <table:table-row table:style-name="ro1">
          <table:table-cell table:style-name="ce3" office:value-type="string" calcext:value-type="string">
            <text:p>org.sat4j.tools.Backbone.bb() </text:p>
          </table:table-cell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tools.AbstractClauseSelectorSolver.discardLastestVar() </text:p>
          </table:table-cell>
        </table:table-row>
        <table:table-row table:style-name="ro1"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tools.AbstractClauseSelectorSolver.externalState() </text:p>
          </table:table-cell>
        </table:table-row>
        <table:table-row table:style-name="ro1">
          <table:table-cell office:value-type="string" calcext:value-type="string">
            <text:p>org.sat4j.tools.Backbone$Backboner.removeVarNotPresentAndSatisfiedLits(int[],org.sat4j.specs.IVecInt,int) </text:p>
          </table:table-cell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tools.Backbone$Backboner.incSatTests() </text:p>
          </table:table-cell>
        </table:table-row>
        <table:table-row table:style-name="ro1"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tools.Backbone$Backboner.removeVarNotPresentAndSatisfiedLits(int[], org.sat4j.specs.IVecInt, int) </text:p>
          </table:table-cell>
        </table:table-row>
        <table:table-row table:style-name="ro1"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tools.CheckMUSSolutionListener.onSolutionFound(org.sat4j.specs.IVecInt) </text:p>
          </table:table-cell>
        </table:table-row>
        <table:table-row table:style-name="ro1">
          <table:table-cell office:value-type="string" calcext:value-type="string">
            <text:p>org.sat4j.tools.encoding.Policy.setAtLeastKEncoding(org.sat4j.tools.encoding.EncodingStrategy) </text:p>
          </table:table-cell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tools.encoding.Policy.setAtLeastKEncoding(org.sat4j.tools.encoding.EncodingStrategy)</text:p>
          </table:table-cell>
        </table:table-row>
        <table:table-row table:style-name="ro1"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Backbone$Backboner.removeVarNotPresentAndSatisfiedLits(int[], org.sat4j.specs.IVecInt, int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and(int,int,int) </text:p>
          </table:table-cell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tools.GateTranslator.and(int, int, int) </text:p>
          </table:table-cell>
        </table:table-row>
        <table:table-row table:style-name="ro1">
          <table:table-cell office:value-type="string" calcext:value-type="string">
            <text:p>org.sat4j.tools.GateTranslator.halfAdderCarry(int,int,int) </text:p>
          </table:table-cell>
          <table:table-cell office:value-type="string" calcext:value-type="string">
            <text:p>org.sat4j.tools.encoding.Policy.setAtLeastKEncoding(org.sat4j.tools.encoding.EncodingStrategy) </text:p>
          </table:table-cell>
          <table:table-cell office:value-type="string" calcext:value-type="string">
            <text:p>org.sat4j.tools.GateTranslator.gateTrue(int) </text:p>
          </table:table-cell>
        </table:table-row>
        <table:table-row table:style-name="ro1">
          <table:table-cell office:value-type="string" calcext:value-type="string">
            <text:p>org.sat4j.tools.GateTranslator.not(int,int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tools.GateTranslator.halfAdderCarry(int, int, int) </text:p>
          </table:table-cell>
        </table:table-row>
        <table:table-row table:style-name="ro1">
          <table:table-cell office:value-type="string" calcext:value-type="string">
            <text:p>org.sat4j.tools.GateTranslator.or(int,org.sat4j.specs.IVecInt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GateTranslator.not(int, int) </text:p>
          </table:table-cell>
        </table:table-row>
        <table:table-row table:style-name="ro1">
          <table:table-cell office:value-type="string" calcext:value-type="string">
            <text:p>org.sat4j.tools.GateTranslator.xor(int,int,int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GateTranslator.or(int, org.sat4j.specs.IVecInt) </text:p>
          </table:table-cell>
        </table:table-row>
        <table:table-row table:style-name="ro1"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GateTranslator.xor(int, int, int) </text:p>
          </table:table-cell>
        </table:table-row>
        <table:table-row table:style-name="ro1">
          <table:table-cell office:value-type="string" calcext:value-type="string">
            <text:p>org.sat4j.tools.ManyCore.findModel(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GroupClauseSelectorSolver.model() </text:p>
          </table:table-cell>
        </table:table-row>
        <table:table-row table:style-name="ro1">
          <table:table-cell table:style-name="ce3" office:value-type="string" calcext:value-type="string">
            <text:p>org.sat4j.tools.ManyCore.isSatisfiable() </text:p>
          </table:table-cell>
          <table:table-cell office:value-type="string" calcext:value-type="string">
            <text:p>org.sat4j.tools.GateTranslator.and(int, int, int)</text:p>
          </table:table-cell>
          <table:table-cell table:style-name="ce6" office:value-type="string" calcext:value-type="string">
            <text:p>org.sat4j.tools.ManyCore.addAtLeast(org.sat4j.specs.IVecInt, int) </text:p>
          </table:table-cell>
        </table:table-row>
        <table:table-row table:style-name="ro1"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ManyCore.addClause(org.sat4j.specs.IVecInt) </text:p>
          </table:table-cell>
        </table:table-row>
        <table:table-row table:style-name="ro1"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GateTranslator.halfAdderCarry(int, int, int) </text:p>
          </table:table-cell>
          <table:table-cell office:value-type="string" calcext:value-type="string">
            <text:p>org.sat4j.tools.ManyCore.findModel() </text:p>
          </table:table-cell>
        </table:table-row>
        <table:table-row table:style-name="ro1"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GateTranslator.not(int, int) </text:p>
          </table:table-cell>
          <table:table-cell table:style-name="ce6" office:value-type="string" calcext:value-type="string">
            <text:p>org.sat4j.tools.ManyCore.isSatisfiable() </text:p>
          </table:table-cell>
        </table:table-row>
        <table:table-row table:style-name="ro1"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GateTranslator.or(int, org.sat4j.specs.IVecInt) </text:p>
          </table:table-cell>
          <table:table-cell table:style-name="ce6" office:value-type="string" calcext:value-type="string">
            <text:p>org.sat4j.tools.ManyCore.isSatisfiable(org.sat4j.specs.IVecInt, boolean) </text:p>
          </table:table-cell>
        </table:table-row>
        <table:table-row table:style-name="ro1"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GateTranslator.xor(int, int, int) </text:p>
          </table:table-cell>
          <table:table-cell office:value-type="string" calcext:value-type="string">
            <text:p>org.sat4j.tools.ManyCore.isVerbose() </text:p>
          </table:table-cell>
        </table:table-row>
        <table:table-row table:style-name="ro1"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ManyCore.model() </text:p>
          </table:table-cell>
        </table:table-row>
        <table:table-row table:style-name="ro1">
          <table:table-cell office:value-type="string" calcext:value-type="string">
            <text:p>org.sat4j.tools.SearchEnumeratorListener.end(org.sat4j.specs.Lbool) </text:p>
          </table:table-cell>
          <table:table-cell table:style-name="ce6" office:value-type="string" calcext:value-type="string">
            <text:p>org.sat4j.tools.ManyCore.addClause(org.sat4j.specs.IVecInt) </text:p>
          </table:table-cell>
          <table:table-cell office:value-type="string" calcext:value-type="string">
            <text:p>org.sat4j.tools.ManyCore.newVar(int) </text:p>
          </table:table-cell>
        </table:table-row>
        <table:table-row table:style-name="ro1"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ManyCore.findModel() </text:p>
          </table:table-cell>
          <table:table-cell table:style-name="ce6" office:value-type="string" calcext:value-type="string">
            <text:p>org.sat4j.tools.ManyCore.onFinishWithAnswer(boolean, boolean, int) </text:p>
          </table:table-cell>
        </table:table-row>
        <table:table-row table:style-name="ro1"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ManyCore.removeConstr(org.sat4j.specs.IConstr) </text:p>
          </table:table-cell>
        </table:table-row>
        <table:table-row table:style-name="ro1"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Minimal4CardinalityModel.model() </text:p>
          </table:table-cell>
        </table:table-row>
        <table:table-row table:style-name="ro1"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ModelIterator.reset() </text:p>
          </table:table-cell>
        </table:table-row>
        <table:table-row table:style-name="ro1">
          <table:table-cell office:value-type="string" calcext:value-type="string">
            <text:p>org.sat4j.tools.TextOutputTracing.conflictFound(org.sat4j.specs.IConstr,int,int) </text:p>
          </table:table-cell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SearchEnumeratorListener.end(org.sat4j.specs.Lbool) </text:p>
          </table:table-cell>
        </table:table-row>
        <table:table-row table:style-name="ro1">
          <table:table-cell office:value-type="string" calcext:value-type="string">
            <text:p>org.sat4j.tools.TextOutputTracing.enqueueing(int,org.sat4j.specs.IConstr) </text:p>
          </table:table-cell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TextOutputTracing.adding(int) </text:p>
          </table:table-cell>
        </table:table-row>
        <table:table-row table:style-name="ro1">
          <table:table-cell office:value-type="string" calcext:value-type="string">
            <text:p>org.sat4j.tools.TextOutputTracing.learn(org.sat4j.specs.IConstr) </text:p>
          </table:table-cell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TextOutputTracing.assuming(int) </text:p>
          </table:table-cell>
        </table:table-row>
        <table:table-row table:style-name="ro1">
          <table:table-cell office:value-type="string" calcext:value-type="string">
            <text:p>org.sat4j.tools.TextOutputTracing.learnUnit(int) </text:p>
          </table:table-cell>
          <table:table-cell table:style-name="ce8" office:value-type="string" calcext:value-type="string">
            <text:p>org.sat4j.tools.RunnableSolver.run() </text:p>
          </table:table-cell>
          <table:table-cell office:value-type="string" calcext:value-type="string">
            <text:p>org.sat4j.tools.TextOutputTracing.backjump(int) </text:p>
          </table:table-cell>
        </table:table-row>
        <table:table-row table:style-name="ro1">
          <table:table-cell office:value-type="string" calcext:value-type="string">
            <text:p>org.sat4j.tools.TextOutputTracing.node(int) </text:p>
          </table:table-cell>
          <table:table-cell office:value-type="string" calcext:value-type="string">
            <text:p>org.sat4j.tools.SearchEnumeratorListener.end(org.sat4j.specs.Lbool) </text:p>
          </table:table-cell>
          <table:table-cell office:value-type="string" calcext:value-type="string">
            <text:p>org.sat4j.tools.TextOutputTracing.backtracking(int) </text:p>
          </table:table-cell>
        </table:table-row>
        <table:table-row table:style-name="ro1">
          <table:table-cell office:value-type="string" calcext:value-type="string">
            <text:p>org.sat4j.tools.TextOutputTracing.propagating(int) </text:p>
          </table:table-cell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TextOutputTracing.conflictFound(org.sat4j.specs.IConstr, int, int) </text:p>
          </table:table-cell>
        </table:table-row>
        <table:table-row table:style-name="ro1">
          <table:table-cell office:value-type="string" calcext:value-type="string">
            <text:p>org.sat4j.tools.TextOutputTracing.restarting() </text:p>
          </table:table-cell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TextOutputTracing.enqueueing(int, org.sat4j.specs.IConstr) </text:p>
          </table:table-cell>
        </table:table-row>
        <table:table-row table:style-name="ro1">
          <table:table-cell table:style-name="ce3" office:value-type="string" calcext:value-type="string">
            <text:p>org.sat4j.tools.xplain.Xplain.removeConstr(org.sat4j.specs.IConstr) </text:p>
          </table:table-cell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TextOutputTracing.learn(org.sat4j.specs.IConstr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TextOutputTracing.learnUnit(int)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conflictFound(org.sat4j.specs.IConstr, int, int) </text:p>
          </table:table-cell>
          <table:table-cell office:value-type="string" calcext:value-type="string">
            <text:p>org.sat4j.tools.TextOutputTracing.node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enqueueing(int, org.sat4j.specs.IConstr) </text:p>
          </table:table-cell>
          <table:table-cell office:value-type="string" calcext:value-type="string">
            <text:p>org.sat4j.tools.TextOutputTracing.propagating(int)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(org.sat4j.specs.IConstr) </text:p>
          </table:table-cell>
          <table:table-cell office:value-type="string" calcext:value-type="string">
            <text:p>org.sat4j.tools.TextOutputTracing.restarting(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Unit(int)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.sat4j.tools.TextOutputTracing.node(int)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.sat4j.tools.TextOutputTracing.propagating(int)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.sat4j.tools.TextOutputTracing.restarting() </text:p>
          </table:table-cell>
          <table:table-cell/>
        </table:table-row>
      </table:table>
      <table:table table:name="Legend" table:style-name="ta1">
        <table:table-column table:style-name="co5" table:default-cell-style-name="Default"/>
        <table:table-row table:style-name="ro1">
          <table:table-cell table:style-name="ce3" office:value-type="string" calcext:value-type="string">
            <text:p>Red cells: Mutants killed by next iteration</text:p>
          </table:table-cell>
        </table:table-row>
        <table:table-row table:style-name="ro1">
          <table:table-cell/>
        </table:table-row>
        <table:table-row table:style-name="ro1">
          <table:table-cell table:style-name="ce6" office:value-type="string" calcext:value-type="string">
            <text:p>Green cells: New mutants surviving</text:p>
          </table:table-cell>
        </table:table-row>
        <table:table-row table:style-name="ro1">
          <table:table-cell/>
        </table:table-row>
        <table:table-row table:style-name="ro1">
          <table:table-cell table:style-name="ce8" office:value-type="string" calcext:value-type="string">
            <text:p>New mutants from previous, killed by next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Sheet3.A1:Sheet3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 style:data-style-name="N2" text:time-value="14:10:50.611317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04:32.176269981</meta:creation-date>
    <dc:date>2018-11-08T14:55:05.022556211</dc:date>
    <meta:editing-duration>PT1H51M41S</meta:editing-duration>
    <meta:editing-cycles>23</meta:editing-cycles>
    <meta:generator>LibreOffice/5.1.6.2$Linux_X86_64 LibreOffice_project/10m0$Build-2</meta:generator>
    <meta:document-statistic meta:table-count="3" meta:cell-count="396" meta:object-count="0"/>
  </office:meta>
</office:document-meta>
</file>